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600000132A69301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9.581cm" fo:margin-left="0cm" fo:margin-right="7.417cm" table:align="margins"/>
    </style:style>
    <style:style style:name="Table4.A" style:family="table-column">
      <style:table-column-properties style:column-width="1.559cm" style:rel-column-width="10665*"/>
    </style:style>
    <style:style style:name="Table4.B" style:family="table-column">
      <style:table-column-properties style:column-width="1.709cm" style:rel-column-width="11690*"/>
    </style:style>
    <style:style style:name="Table4.C" style:family="table-column">
      <style:table-column-properties style:column-width="1.635cm" style:rel-column-width="11183*"/>
    </style:style>
    <style:style style:name="Table4.D" style:family="table-column">
      <style:table-column-properties style:column-width="1.685cm" style:rel-column-width="11521*"/>
    </style:style>
    <style:style style:name="Table4.E" style:family="table-column">
      <style:table-column-properties style:column-width="1.535cm" style:rel-column-width="10496*"/>
    </style:style>
    <style:style style:name="Table4.F" style:family="table-column">
      <style:table-column-properties style:column-width="1.459cm" style:rel-column-width="9980*"/>
    </style:style>
    <style:style style:name="Table4.1" style:family="table-row">
      <style:table-row-properties style:min-row-height="1.383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25cm" fo:margin-left="-0.014cm" fo:margin-right="-0.012cm" table:align="margins"/>
    </style:style>
    <style:style style:name="Table2.A" style:family="table-column">
      <style:table-column-properties style:column-width="16.447cm" style:rel-column-width="63307*"/>
    </style:style>
    <style:style style:name="Table2.B" style:family="table-column">
      <style:table-column-properties style:column-width="0.579cm" style:rel-column-width="222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7.468cm" fo:margin-left="0cm" fo:margin-right="9.53cm" table:align="margins"/>
    </style:style>
    <style:style style:name="Table3.A" style:family="table-column">
      <style:table-column-properties style:column-width="6.914cm" style:rel-column-width="3920*"/>
    </style:style>
    <style:style style:name="Table3.B" style:family="table-column">
      <style:table-column-properties style:column-width="0.554cm" style:rel-column-width="31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-Roman" fo:font-size="14pt" fo:font-weight="bold" style:font-name-asian="Times-Roman" style:font-size-asian="14pt" style:font-weight-asian="bold" style:font-name-complex="Times-Roman" style:font-size-complex="14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-Roman" fo:font-size="14pt" fo:font-weight="normal" style:font-name-asian="Times-Roman" style:font-size-asian="14pt" style:font-weight-asian="normal" style:font-name-complex="Times-Roman" style:font-size-complex="14pt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-Roman" fo:font-size="9pt" style:font-name-asian="Times-Roman" style:font-size-asian="9pt" style:font-name-complex="Times-Roman" style:font-size-complex="9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Times-Roman" fo:font-size="10pt" fo:font-weight="bold" style:font-name-asian="Times-Roman" style:font-size-asian="10pt" style:font-weight-asian="bold" style:font-name-complex="Times-Roman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-Roman" fo:font-size="9pt" style:font-name-asian="Times-Roman" style:font-size-asian="9pt" style:font-name-complex="Times-Roman" style:font-size-complex="9pt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 style:text-autospace="none"/>
      <style:text-properties fo:font-size="9pt" style:font-size-asian="9pt" style:font-size-complex="9pt"/>
    </style:style>
    <style:style style:name="P10" style:family="paragraph" style:parent-style-name="Standard">
      <style:paragraph-properties style:text-autospace="none"/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text-autospace="none" style:join-border="false"/>
      <style:text-properties fo:color="#000000" style:font-name="Times-Roman" fo:font-size="14pt" fo:font-weight="bold" style:font-name-asian="Times-Roman" style:font-size-asian="14pt" style:font-weight-asian="bold" style:font-name-complex="Times-Roman" style:font-size-complex="14pt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weight="bold" style:font-weight-asian="bold" style:font-weight-complex="bold"/>
    </style:style>
    <style:style style:name="P15" style:family="paragraph" style:parent-style-name="Standard">
      <style:paragraph-properties fo:padding="0.074cm" fo:border-left="none" fo:border-right="none" fo:border-top="none" fo:border-bottom="0.035cm solid #000000" style:text-autospace="none" style:join-border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background-color="#ffff00" style:font-size-asian="9pt" style:font-size-complex="9pt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-Roman" fo:font-size="9pt" fo:background-color="#ffff00" style:font-name-asian="Times-Roman" style:font-size-asian="9pt" style:font-name-complex="Times-Roman" style:font-size-complex="9pt"/>
    </style:style>
    <style:style style:name="P18" style:family="paragraph" style:parent-style-name="Standard">
      <style:text-properties fo:background-color="#ffff00"/>
    </style:style>
    <style:style style:name="P19" style:family="paragraph" style:parent-style-name="Standard">
      <style:text-properties fo:font-weight="bold" fo:background-color="#ffff00" style:font-weight-asian="bold" style:font-weight-complex="bold"/>
    </style:style>
    <style:style style:name="P20" style:family="paragraph" style:parent-style-name="Standard">
      <style:text-properties fo:font-size="10pt" fo:font-weight="bold" fo:background-color="#ffff00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-Roman" fo:font-size="9pt" fo:background-color="#ffff00" style:font-name-asian="Times-Roman" style:font-size-asian="9pt" style:font-name-complex="Times-Roman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-Roman" style:font-name-asian="Times-Roman" style:font-name-complex="Times-Roman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atura: </text:p>
      <text:p text:style-name="P4"/>
      <text:p text:style-name="P5">Tipus d'activitat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2">Exercici</text:p>
          </table:table-cell>
          <table:table-cell table:style-name="Table4.A1" office:value-type="string">
            <text:p text:style-name="P12">Exercici Puntuable</text:p>
          </table:table-cell>
          <table:table-cell table:style-name="Table4.A1" office:value-type="string">
            <text:p text:style-name="P12">Treball / Pràctica</text:p>
          </table:table-cell>
          <table:table-cell table:style-name="Table4.A1" office:value-type="string">
            <text:p text:style-name="P12">Treball / Pràctica Puntuable</text:p>
          </table:table-cell>
          <table:table-cell table:style-name="Table4.A1" office:value-type="string">
            <text:p text:style-name="P12">Examen </text:p>
          </table:table-cell>
          <table:table-cell table:style-name="Table4.F1" office:value-type="string">
            <text:p text:style-name="P12">Altres</text:p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F2" office:value-type="string">
            <text:p text:style-name="P12"/>
          </table:table-cell>
        </table:table-row>
      </table:table>
      <text:p text:style-name="P9"/>
      <text:p text:style-name="P15">Competències previstes al pla d'estudis que es treballen </text:p>
      <text:p text:style-name="P10"><text:line-break/><text:span text:style-name="T4">Específiques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/>
          </table:table-cell>
          <table:table-cell table:style-name="Table2.B1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3"/>
          </table:table-cell>
        </table:table-row>
      </table:table>
      <text:p text:style-name="P8"/>
      <text:p text:style-name="P11">Genèrique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P7"/>
          </table:table-cell>
        </table:table-row>
      </table:table>
      <text:p text:style-name="P9"/>
      <text:p text:style-name="P14">Data: </text:p>
      <text:p text:style-name="P6"/>
      <text:p text:style-name="Standard"><text:span text:style-name="T1">Enunciat:</text:span></text:p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Times-Roman" fo:font-size="14pt" fo:font-weight="bold" style:font-name-asian="Times-Roman" style:font-size-asian="14pt" style:font-weight-asian="bold" style:font-name-complex="Times-Roman" style:font-size-complex="14pt" style:font-weight-complex="bold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Times-Roman" fo:font-size="14pt" fo:font-weight="normal" style:font-name-asian="Times-Roman" style:font-size-asian="14pt" style:font-weight-asian="normal" style:font-name-complex="Times-Roman" style:font-size-complex="14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5.771cm" svg:y="-1.139cm" svg:width="2.397cm" svg:height="2.365cm" draw:z-index="0"><draw:image xlink:href="Pictures/100000000000013600000132A69301E9.png" xlink:type="simple" xlink:show="embed" xlink:actuate="onLoad"/></draw:frame>Escola Politècnica Superior </text:p>
        <text:p text:style-name="MP2">Grau en Enginyeria d'Edificació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an Muñoz Gomila</meta:initial-creator>
    <meta:creation-date>2010-12-16T09:31:03</meta:creation-date>
    <dc:date>2011-01-18T11:37:19</dc:date>
    <dc:creator>Joan Muñoz Gomila</dc:creator>
    <meta:editing-duration>PT00H29M41S</meta:editing-duration>
    <meta:editing-cycles>7</meta:editing-cycles>
    <meta:generator>OpenOffice.org/3.1$Unix OpenOffice.org_project/310m19$Build-9420</meta:generator>
    <meta:printed-by>Joan Muñoz Gomila</meta:printed-by>
    <meta:print-date>2010-12-16T10:05:51</meta:print-date>
    <meta:document-statistic meta:table-count="3" meta:image-count="1" meta:object-count="0" meta:page-count="1" meta:paragraph-count="15" meta:word-count="34" meta:character-count="272"/>
  </office:meta>
</office:document-meta>
</file>